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color="#70AD47" fo:font-size="12pt" style:font-size-asian="12pt" style:font-size-complex="12pt" fo:language="en" fo:country="IN"/>
    </style:style>
    <style:style style:name="P89" style:parent-style-name="Standard" style:family="paragraph">
      <style:paragraph-properties fo:margin-top="0.1666in" fo:margin-bottom="0.1666in" fo:margin-left="0.25in">
        <style:tab-stops/>
      </style:paragraph-properties>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Standard" style:family="paragraph">
      <style:paragraph-properties fo:margin-top="0.1666in" fo:margin-bottom="0.1666in"/>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color="#70AD47" fo:font-size="12pt" style:font-size-asian="12pt" style:font-size-complex="12pt"/>
    </style:style>
    <style:style style:name="P96" style:parent-style-name="Standard" style:family="paragraph">
      <style:paragraph-properties fo:margin-top="0.1666in" fo:margin-bottom="0.1666in" fo:margin-left="0.25in">
        <style:tab-stops/>
      </style:paragraph-properties>
    </style:style>
    <style:style style:name="T97" style:parent-style-name="DefaultParagraphFont" style:family="text">
      <style:text-properties style:font-name="Calibri" style:font-name-complex="Calibri" fo:font-weight="bold" style:font-weight-asian="bold"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P99" style:parent-style-name="Standard" style:family="paragraph">
      <style:paragraph-properties fo:margin-bottom="0.1666in" fo:line-height="100%"/>
      <style:text-properties style:font-name="Calibri" style:font-name-complex="Calibri" fo:color="#70AD47" fo:font-size="12pt" style:font-size-asian="12pt" style:font-size-complex="12pt"/>
    </style:style>
    <style:style style:name="P100" style:parent-style-name="Standard" style:family="paragraph">
      <style:paragraph-properties fo:margin-bottom="0.1666in" fo:line-height="100%"/>
      <style:text-properties style:font-name="Calibri" style:font-name-complex="Calibri" fo:color="#70AD47" fo:font-size="12pt" style:font-size-asian="12pt" style:font-size-complex="12pt"/>
    </style:style>
    <style:style style:name="P101" style:parent-style-name="Standard" style:family="paragraph">
      <style:paragraph-properties fo:margin-bottom="0.1666in" fo:line-height="100%"/>
      <style:text-properties style:font-name="Calibri" style:font-name-complex="Calibri" fo:color="#70AD47" fo:font-size="12pt" style:font-size-asian="12pt" style:font-size-complex="12pt"/>
    </style:style>
    <style:style style:name="P102" style:parent-style-name="Standard" style:family="paragraph">
      <style:paragraph-properties fo:margin-bottom="0.1666in" fo:line-height="100%"/>
      <style:text-properties style:font-name="Calibri" style:font-name-complex="Calibri" fo:color="#70AD47" fo:font-size="12pt" style:font-size-asian="12pt" style:font-size-complex="12pt"/>
    </style:style>
    <style:style style:name="P103" style:parent-style-name="Standard" style:family="paragraph">
      <style:paragraph-properties fo:margin-bottom="0.1666in" fo:line-height="100%"/>
      <style:text-properties style:font-name="Calibri" style:font-name-complex="Calibri" fo:color="#70AD47" fo:font-size="12pt" style:font-size-asian="12pt" style:font-size-complex="12pt"/>
    </style:style>
    <style:style style:name="P104" style:parent-style-name="Standard" style:family="paragraph">
      <style:paragraph-properties fo:margin-bottom="0.1666in" fo:line-height="100%"/>
    </style:style>
    <style:style style:name="T105" style:parent-style-name="DefaultParagraphFont" style:family="text">
      <style:text-properties style:font-name="Calibri" style:font-name-complex="Calibri" fo:color="#70AD47" fo:font-size="12pt" style:font-size-asian="12pt" style:font-size-complex="12pt"/>
    </style:style>
    <style:style style:name="P106" style:parent-style-name="Standard" style:family="paragraph">
      <style:paragraph-properties fo:margin-bottom="0.1666in" fo:line-height="100%"/>
    </style:style>
    <style:style style:name="T107" style:parent-style-name="DefaultParagraphFont" style:family="text">
      <style:text-properties style:font-name="Calibri" style:font-name-complex="Calibri" fo:color="#70AD47" fo:font-size="12pt" style:font-size-asian="12pt" style:font-size-complex="12pt"/>
    </style:style>
    <style:style style:name="P108" style:parent-style-name="Standard" style:family="paragraph">
      <style:paragraph-properties fo:margin-top="0.1666in" fo:margin-bottom="0.1666in" fo:margin-left="0.25in">
        <style:tab-stops/>
      </style:paragraph-properties>
    </style:style>
    <style:style style:name="T109" style:parent-style-name="DefaultParagraphFont" style:family="text">
      <style:text-properties style:font-name="Calibri" style:font-name-complex="Calibri" fo:font-weight="bold" style:font-weight-asian="bold"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color="#70AD47" fo:font-size="12pt" style:font-size-asian="12pt" style:font-size-complex="12pt"/>
    </style:style>
    <style:style style:name="P116" style:parent-style-name="Standard" style:family="paragraph">
      <style:paragraph-properties fo:margin-top="0.1666in" fo:margin-bottom="0.1666in" fo:margin-left="0.25in">
        <style:tab-stops/>
      </style:paragraph-properties>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P119" style:parent-style-name="Standard" style:family="paragraph">
      <style:paragraph-properties fo:margin-top="0.1666in" fo:margin-bottom="0.1666in"/>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color="#70AD47" fo:font-size="12pt" style:font-size-asian="12pt" style:font-size-complex="12pt"/>
    </style:style>
    <style:style style:name="T123" style:parent-style-name="DefaultParagraphFont" style:family="text">
      <style:text-properties style:font-name="Calibri" style:font-name-complex="Calibri" fo:color="#70AD47" fo:font-size="12pt" style:font-size-asian="12pt" style:font-size-complex="12pt"/>
    </style:style>
    <style:style style:name="P124" style:parent-style-name="Standard" style:family="paragraph">
      <style:paragraph-properties fo:margin-top="0.1666in" fo:margin-bottom="0.1666in" fo:margin-left="0.25in">
        <style:tab-stops/>
      </style:paragraph-properties>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P127" style:parent-style-name="Standard" style:family="paragraph">
      <style:paragraph-properties fo:margin-top="0.1666in" fo:margin-bottom="0.1666in"/>
    </style:style>
    <style:style style:name="T128" style:parent-style-name="DefaultParagraphFont" style:family="text">
      <style:text-properties style:font-name="Calibri" style:font-name-complex="Calibri" fo:font-weight="bold" style:font-weight-asian="bold"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T130" style:parent-style-name="DefaultParagraphFont" style:family="text">
      <style:text-properties style:font-name="Calibri" style:font-name-complex="Calibri" fo:color="#70AD47" fo:font-size="12pt" style:font-size-asian="12pt" style:font-size-complex="12pt"/>
    </style:style>
    <style:style style:name="P131" style:parent-style-name="Standard" style:family="paragraph">
      <style:paragraph-properties fo:margin-top="0.1666in" fo:margin-bottom="0.1666in" fo:margin-left="0.25in">
        <style:tab-stops/>
      </style:paragraph-properties>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P134" style:parent-style-name="Standard" style:family="paragraph">
      <style:paragraph-properties fo:margin-top="0.1666in" fo:margin-bottom="0.1666in"/>
    </style:style>
    <style:style style:name="T135" style:parent-style-name="DefaultParagraphFont" style:family="text">
      <style:text-properties style:font-name="Calibri" style:font-name-complex="Calibri" fo:font-weight="bold" style:font-weight-asian="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T137" style:parent-style-name="DefaultParagraphFont" style:family="text">
      <style:text-properties style:font-name="Calibri" style:font-name-complex="Calibri" fo:color="#70AD47" fo:font-size="12pt" style:font-size-asian="12pt" style:font-size-complex="12pt"/>
    </style:style>
    <style:style style:name="P1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39" style:parent-style-name="Standard" style:family="paragraph">
      <style:text-properties style:font-name="Calibri" style:font-name-complex="Calibri" fo:font-weight="bold" style:font-weight-asian="bold" fo:font-size="12pt" style:font-size-asian="12pt" style:font-size-complex="12pt"/>
    </style:style>
    <style:style style:name="P140" style:parent-style-name="Standard" style:family="paragraph">
      <style:paragraph-properties fo:break-before="page" fo:margin-top="0.1666in" fo:margin-bottom="0.1666in"/>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P142" style:parent-style-name="Standard" style:family="paragraph">
      <style:paragraph-properties fo:margin-top="0.1666in" fo:margin-bottom="0.1666in" fo:margin-left="0.25in">
        <style:tab-stops/>
      </style:paragraph-properties>
    </style:style>
    <style:style style:name="T143" style:parent-style-name="DefaultParagraphFont" style:family="text">
      <style:text-properties style:font-name="Calibri" style:font-name-complex="Calibri" fo:font-weight="bold" style:font-weight-asian="bold"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Standard" style:family="paragraph">
      <style:paragraph-properties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fo:language="en" fo:country="IN"/>
    </style:style>
    <style:style style:name="T149" style:parent-style-name="DefaultParagraphFont" style:family="text">
      <style:text-properties style:font-name="Calibri" style:font-name-complex="Calibri" fo:color="#70AD47" fo:font-size="12pt" style:font-size-asian="12pt" style:font-size-complex="12pt" fo:language="en" fo:country="IN"/>
    </style:style>
    <style:style style:name="P150" style:parent-style-name="Standard" style:family="paragraph">
      <style:paragraph-properties fo:margin-top="0.1666in" fo:margin-bottom="0.1666in" fo:margin-left="0.25in">
        <style:tab-stops/>
      </style:paragraph-properties>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fo:language="en" fo:country="IN"/>
    </style:style>
    <style:style style:name="T157" style:parent-style-name="DefaultParagraphFont" style:family="text">
      <style:text-properties style:font-name="Calibri" style:font-name-complex="Calibri" fo:color="#70AD47" fo:font-size="12pt" style:font-size-asian="12pt" style:font-size-complex="12pt" fo:language="en" fo:country="IN"/>
    </style:style>
    <style:style style:name="P158" style:parent-style-name="Standard" style:family="paragraph">
      <style:paragraph-properties fo:margin-top="0.1666in" fo:margin-bottom="0.1666in" fo:margin-left="0.25in">
        <style:tab-stops/>
      </style:paragraph-properties>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T161" style:parent-style-name="DefaultParagraphFont" style:family="text">
      <style:text-properties style:font-name="Calibri" style:font-name-complex="Calibri" fo:font-size="12pt" style:font-size-asian="12pt" style:font-size-complex="12pt"/>
    </style:style>
    <style:style style:name="P162" style:parent-style-name="Standard" style:family="paragraph">
      <style:paragraph-properties fo:margin-top="0.1666in"/>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style style:name="T165" style:parent-style-name="DefaultParagraphFont" style:family="text">
      <style:text-properties style:font-name="Calibri" style:font-name-complex="Calibri" fo:font-size="12pt" style:font-size-asian="12pt" style:font-size-complex="12pt"/>
    </style:style>
    <style:style style:name="P166" style:parent-style-name="Standard" style:family="paragraph"/>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paragraph-properties fo:margin-bottom="0.1666in"/>
    </style:style>
    <style:style style:name="T169" style:parent-style-name="DefaultParagraphFont" style:family="text">
      <style:text-properties style:font-name="Calibri" style:font-name-complex="Calibri" fo:font-size="12pt" style:font-size-asian="12pt" style:font-size-complex="12pt"/>
    </style:style>
    <style:style style:name="P170" style:parent-style-name="Standard" style:family="paragraph">
      <style:paragraph-properties fo:margin-top="0.1666in" fo:margin-bottom="0.1666in"/>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fo:language="en" fo:country="IN"/>
    </style:style>
    <style:style style:name="T174" style:parent-style-name="DefaultParagraphFont" style:family="text">
      <style:text-properties style:font-name="Calibri" style:font-name-complex="Calibri" fo:color="#70AD47" fo:font-size="12pt" style:font-size-asian="12pt" style:font-size-complex="12pt" fo:language="en" fo:country="IN"/>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break-before="page" fo:margin-top="0.1666in" fo:margin-bottom="0.1666in"/>
    </style:style>
    <style:style style:name="T188" style:parent-style-name="DefaultParagraphFont" style:family="text">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fo:margin-left="0.25in">
        <style:tab-stops/>
      </style:paragraph-properties>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fo:language="en" fo:country="IN"/>
    </style:style>
    <style:style style:name="T196" style:parent-style-name="DefaultParagraphFont" style:family="text">
      <style:text-properties style:font-name="Calibri" style:font-name-complex="Calibri" fo:color="#70AD47" fo:font-size="12pt" style:font-size-asian="12pt" style:font-size-complex="12pt" fo:language="en" fo:country="IN"/>
    </style:style>
    <style:style style:name="P197" style:parent-style-name="Standard" style:family="paragraph">
      <style:paragraph-properties fo:margin-top="0.1666in" fo:margin-bottom="0.1666in" fo:margin-left="0.25in">
        <style:tab-stops/>
      </style:paragraph-properties>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fo:language="en" fo:country="IN"/>
    </style:style>
    <style:style style:name="T204" style:parent-style-name="DefaultParagraphFont" style:family="text">
      <style:text-properties style:font-name="Calibri" style:font-name-complex="Calibri" fo:color="#70AD47" fo:font-size="12pt" style:font-size-asian="12pt" style:font-size-complex="12pt" fo:language="en" fo:country="IN"/>
    </style:style>
    <style:style style:name="T205" style:parent-style-name="DefaultParagraphFont" style:family="text">
      <style:text-properties style:font-name="Calibri" style:font-name-complex="Calibri" fo:color="#70AD47" fo:font-size="12pt" style:font-size-asian="12pt" style:font-size-complex="12pt" fo:language="en" fo:country="IN"/>
    </style:style>
    <style:style style:name="T206" style:parent-style-name="DefaultParagraphFont" style:family="text">
      <style:text-properties style:font-name="Calibri" style:font-name-complex="Calibri" fo:color="#70AD47" fo:font-size="12pt" style:font-size-asian="12pt" style:font-size-complex="12pt" fo:language="en" fo:country="IN"/>
    </style:style>
    <style:style style:name="T207" style:parent-style-name="DefaultParagraphFont" style:family="text">
      <style:text-properties style:font-name="Calibri" style:font-name-complex="Calibri" fo:color="#70AD47" fo:font-size="12pt" style:font-size-asian="12pt" style:font-size-complex="12pt" fo:language="en" fo:country="IN"/>
    </style:style>
    <style:style style:name="T208" style:parent-style-name="DefaultParagraphFont" style:family="text">
      <style:text-properties style:font-name="Calibri" style:font-name-complex="Calibri" fo:color="#70AD47" fo:font-size="12pt" style:font-size-asian="12pt" style:font-size-complex="12pt" fo:language="en" fo:country="IN"/>
    </style:style>
    <style:style style:name="T209" style:parent-style-name="DefaultParagraphFont" style:family="text">
      <style:text-properties style:font-name="Calibri" style:font-name-complex="Calibri" fo:color="#70AD47" fo:font-size="12pt" style:font-size-asian="12pt" style:font-size-complex="12pt" fo:language="en" fo:country="IN"/>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Calibri" style:font-name-complex="Calibri" fo:font-weight="bold" style:font-weight-asian="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Standard" style:family="paragraph">
      <style:paragraph-properties fo:margin-top="0.1666in" fo:margin-bottom="0.1666in"/>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T216" style:parent-style-name="DefaultParagraphFont" style:family="text">
      <style:text-properties style:font-name="Calibri" style:font-name-complex="Calibri" fo:font-size="12pt" style:font-size-asian="12pt" style:font-size-complex="12pt" fo:language="en" fo:country="IN"/>
    </style:style>
    <style:style style:name="T217" style:parent-style-name="DefaultParagraphFont" style:family="text">
      <style:text-properties style:font-name="Calibri" style:font-name-complex="Calibri" fo:color="#70AD47" fo:font-size="12pt" style:font-size-asian="12pt" style:font-size-complex="12pt"/>
    </style:style>
    <style:style style:name="T218" style:parent-style-name="DefaultParagraphFont" style:family="text">
      <style:text-properties style:font-name="Calibri" style:font-name-complex="Calibri" fo:color="#70AD47" fo:font-size="12pt" style:font-size-asian="12pt" style:font-size-complex="12pt" fo:language="en" fo:country="IN"/>
    </style:style>
    <style:style style:name="T219" style:parent-style-name="DefaultParagraphFont" style:family="text">
      <style:text-properties style:font-name="Calibri" style:font-name-complex="Calibri" fo:color="#70AD47" fo:font-size="12pt" style:font-size-asian="12pt" style:font-size-complex="12pt"/>
    </style:style>
    <style:style style:name="T220" style:parent-style-name="DefaultParagraphFont" style:family="text">
      <style:text-properties style:font-name="Calibri" style:font-name-complex="Calibri" fo:color="#70AD47" fo:font-size="12pt" style:font-size-asian="12pt" style:font-size-complex="12pt" fo:language="en" fo:country="IN"/>
    </style:style>
    <style:style style:name="P221" style:parent-style-name="Standard" style:family="paragraph">
      <style:paragraph-properties fo:margin-top="0.1666in" fo:margin-bottom="0.1666in" fo:margin-left="0.25in">
        <style:tab-stops/>
      </style:paragraph-properties>
    </style:style>
    <style:style style:name="T222" style:parent-style-name="DefaultParagraphFont" style:family="text">
      <style:text-properties style:font-name="Calibri" style:font-name-complex="Calibri" fo:font-weight="bold" style:font-weight-asian="bold" fo:font-size="12pt" style:font-size-asian="12pt" style:font-size-complex="12pt"/>
    </style:style>
    <style:style style:name="T223" style:parent-style-name="DefaultParagraphFont" style:family="text">
      <style:text-properties style:font-name="Calibri" style:font-name-complex="Calibri"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fo:language="en" fo:country="IN"/>
    </style:style>
    <style:style style:name="T229" style:parent-style-name="DefaultParagraphFont" style:family="text">
      <style:text-properties style:font-name="Calibri" style:font-name-complex="Calibri" fo:color="#70AD47" fo:font-size="12pt" style:font-size-asian="12pt" style:font-size-complex="12pt" fo:language="en" fo:country="IN"/>
    </style:style>
    <style:style style:name="T230" style:parent-style-name="DefaultParagraphFont" style:family="text">
      <style:text-properties style:font-name="Calibri" style:font-name-complex="Calibri" fo:color="#70AD47" fo:font-size="12pt" style:font-size-asian="12pt" style:font-size-complex="12pt" fo:language="en" fo:country="IN"/>
    </style:style>
    <style:style style:name="T231" style:parent-style-name="DefaultParagraphFont" style:family="text">
      <style:text-properties style:font-name="Calibri" style:font-name-complex="Calibri" fo:color="#70AD47" fo:font-size="12pt" style:font-size-asian="12pt" style:font-size-complex="12pt" fo:language="en" fo:country="IN"/>
    </style:style>
    <style:style style:name="T232" style:parent-style-name="DefaultParagraphFont" style:family="text">
      <style:text-properties style:font-name="Calibri" style:font-name-complex="Calibri" fo:color="#70AD47" fo:font-size="12pt" style:font-size-asian="12pt" style:font-size-complex="12pt" fo:language="en" fo:country="IN"/>
    </style:style>
    <style:style style:name="T233" style:parent-style-name="DefaultParagraphFont" style:family="text">
      <style:text-properties style:font-name="Calibri" style:font-name-complex="Calibri" fo:color="#70AD47" fo:font-size="12pt" style:font-size-asian="12pt" style:font-size-complex="12pt" fo:language="en" fo:country="IN"/>
    </style:style>
    <style:style style:name="P234" style:parent-style-name="Standard" style:family="paragraph">
      <style:paragraph-properties fo:margin-top="0.1666in" fo:margin-bottom="0.1666in" fo:margin-left="0.25in">
        <style:tab-stops/>
      </style:paragraph-properties>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fo:language="en" fo:country="IN"/>
    </style:style>
    <style:style style:name="T241" style:parent-style-name="DefaultParagraphFont" style:family="text">
      <style:text-properties style:font-name="Calibri" style:font-name-complex="Calibri" fo:color="#70AD47" fo:font-size="12pt" style:font-size-asian="12pt" style:font-size-complex="12pt" fo:language="en" fo:country="IN"/>
    </style:style>
    <style:style style:name="P242"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43"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44"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45" style:parent-style-name="Standard" style:family="paragraph">
      <style:paragraph-properties fo:margin-top="0.1666in" fo:margin-bottom="0.1666in"/>
    </style:style>
    <style:style style:name="T246" style:parent-style-name="DefaultParagraphFont" style:family="text">
      <style:text-properties style:font-name="Calibri" style:font-name-complex="Calibri" fo:color="#70AD47" fo:font-size="12pt" style:font-size-asian="12pt" style:font-size-complex="12pt" fo:language="en" fo:country="IN"/>
    </style:style>
    <style:style style:name="P2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break-before="page" fo:margin-top="0.1666in" fo:margin-bottom="0.1666in"/>
    </style:style>
    <style:style style:name="T261" style:parent-style-name="DefaultParagraphFont" style:family="text">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fo:margin-left="0.25in">
        <style:tab-stops/>
      </style:paragraph-properties>
    </style:style>
    <style:style style:name="T263" style:parent-style-name="DefaultParagraphFont" style:family="text">
      <style:text-properties style:font-name="Calibri" style:font-name-complex="Calibri" fo:font-weight="bold" style:font-weight-asian="bold" fo:font-size="12pt" style:font-size-asian="12pt" style:font-size-complex="12pt"/>
    </style:style>
    <style:style style:name="T264" style:parent-style-name="DefaultParagraphFont" style:family="text">
      <style:text-properties style:font-name="Calibri" style:font-name-complex="Calibri" fo:font-size="12pt" style:font-size-asian="12pt" style:font-size-complex="12pt"/>
    </style:style>
    <style:style style:name="P265" style:parent-style-name="Standard" style:family="paragraph">
      <style:paragraph-properties fo:margin-top="0.1666in" fo:margin-bottom="0.1666in"/>
    </style:style>
    <style:style style:name="T266" style:parent-style-name="DefaultParagraphFont" style:family="text">
      <style:text-properties style:font-name="Calibri" style:font-name-complex="Calibri" fo:font-weight="bold" style:font-weight-asian="bold" fo:font-size="12pt" style:font-size-asian="12pt" style:font-size-complex="12pt"/>
    </style:style>
    <style:style style:name="T267" style:parent-style-name="DefaultParagraphFont" style:family="text">
      <style:text-properties style:font-name="Calibri" style:font-name-complex="Calibri" fo:font-size="12pt" style:font-size-asian="12pt" style:font-size-complex="12pt" fo:language="en" fo:country="IN"/>
    </style:style>
    <style:style style:name="T268" style:parent-style-name="DefaultParagraphFont" style:family="text">
      <style:text-properties style:font-name="Calibri" style:font-name-complex="Calibri" fo:font-size="12pt" style:font-size-asian="12pt" style:font-size-complex="12pt" fo:language="en" fo:country="IN"/>
    </style:style>
    <style:style style:name="T269" style:parent-style-name="DefaultParagraphFont" style:family="text">
      <style:text-properties style:font-name="Calibri" style:font-name-complex="Calibri" fo:font-size="12pt" style:font-size-asian="12pt" style:font-size-complex="12pt" fo:language="en" fo:country="IN"/>
    </style:style>
    <style:style style:name="T270" style:parent-style-name="DefaultParagraphFont" style:family="text">
      <style:text-properties style:font-name="Calibri" style:font-name-complex="Calibri" fo:color="#70AD47" fo:font-size="12pt" style:font-size-asian="12pt" style:font-size-complex="12pt" fo:language="en" fo:country="IN"/>
    </style:style>
    <style:style style:name="P271"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2"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3"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4"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5"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6"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7"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8"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color="#70AD47" fo:font-size="12pt" style:font-size-asian="12pt" style:font-size-complex="12pt" fo:language="en" fo:country="IN"/>
    </style:style>
    <style:style style:name="T281" style:parent-style-name="DefaultParagraphFont" style:family="text">
      <style:text-properties style:font-name="Calibri" style:font-name-complex="Calibri" fo:font-weight="bold" style:font-weight-asian="bold" fo:color="#70AD47" fo:font-size="12pt" style:font-size-asian="12pt" style:font-size-complex="12pt" fo:language="en" fo:country="IN"/>
    </style:style>
    <style:style style:name="P282" style:parent-style-name="Standard" style:family="paragraph">
      <style:paragraph-properties fo:margin-top="0.1666in" fo:margin-bottom="0.1666in"/>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P285" style:parent-style-name="Standard" style:family="paragraph">
      <style:paragraph-properties fo:margin-top="0.1666in" fo:margin-bottom="0.1666in"/>
    </style:style>
    <style:style style:name="T286" style:parent-style-name="DefaultParagraphFont" style:family="text">
      <style:text-properties style:font-name="Calibri" style:font-name-complex="Calibri" fo:font-weight="bold" style:font-weight-asian="bold"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fo:language="en" fo:country="IN"/>
    </style:style>
    <style:style style:name="T289" style:parent-style-name="DefaultParagraphFont" style:family="text">
      <style:text-properties style:font-name="Calibri" style:font-name-complex="Calibri" fo:color="#70AD47" fo:font-size="12pt" style:font-size-asian="12pt" style:font-size-complex="12pt" fo:language="en" fo:country="IN"/>
    </style:style>
    <style:style style:name="P290" style:parent-style-name="Standard" style:family="paragraph">
      <style:paragraph-properties fo:margin-top="0.1666in" fo:margin-bottom="0.1666in" fo:line-height="100%"/>
      <style:text-properties style:font-name="Calibri" style:font-name-complex="Calibri" fo:color="#70AD47" fo:font-size="12pt" style:font-size-asian="12pt" style:font-size-complex="12pt" fo:language="en" fo:country="IN"/>
    </style:style>
    <style:style style:name="P291" style:parent-style-name="Standard" style:family="paragraph">
      <style:paragraph-properties fo:margin-top="0.1666in" fo:margin-bottom="0.1666in" fo:line-height="100%"/>
      <style:text-properties style:font-name="Calibri" style:font-name-complex="Calibri" fo:color="#70AD47" fo:font-size="12pt" style:font-size-asian="12pt" style:font-size-complex="12pt" fo:language="en" fo:country="IN"/>
    </style:style>
    <style:style style:name="P292" style:parent-style-name="Standard" style:family="paragraph">
      <style:paragraph-properties fo:margin-top="0.1666in" fo:margin-bottom="0.1666in" fo:line-height="100%"/>
      <style:text-properties style:font-name="Calibri" style:font-name-complex="Calibri" fo:color="#70AD47" fo:font-size="12pt" style:font-size-asian="12pt" style:font-size-complex="12pt" fo:language="en" fo:country="IN"/>
    </style:style>
    <style:style style:name="P293" style:parent-style-name="Standard" style:family="paragraph">
      <style:paragraph-properties fo:margin-top="0.1666in" fo:margin-bottom="0.1666in" fo:line-height="100%"/>
      <style:text-properties style:font-name="Calibri" style:font-name-complex="Calibri" fo:color="#70AD47" fo:font-size="12pt" style:font-size-asian="12pt" style:font-size-complex="12pt" fo:language="en" fo:country="IN"/>
    </style:style>
    <style:style style:name="P294" style:parent-style-name="Standard" style:family="paragraph">
      <style:paragraph-properties fo:margin-top="0.1666in" fo:margin-bottom="0.1666in"/>
    </style:style>
    <style:style style:name="T295" style:parent-style-name="DefaultParagraphFont" style:family="text">
      <style:text-properties style:font-name="Calibri" style:font-name-complex="Calibri" fo:color="#70AD47" fo:font-size="12pt" style:font-size-asian="12pt" style:font-size-complex="12pt" fo:language="en" fo:country="IN"/>
    </style:style>
    <style:style style:name="P296" style:parent-style-name="Standard" style:family="paragraph">
      <style:paragraph-properties fo:margin-top="0.1666in" fo:margin-bottom="0.1666in" fo:margin-left="0.25in">
        <style:tab-stops/>
      </style:paragraph-properties>
    </style:style>
    <style:style style:name="T297" style:parent-style-name="DefaultParagraphFont" style:family="text">
      <style:text-properties style:font-name="Calibri" style:font-name-complex="Calibri" fo:font-weight="bold" style:font-weight-asian="bold"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P299" style:parent-style-name="Standard" style:family="paragraph">
      <style:paragraph-properties fo:margin-top="0.1666in" fo:margin-bottom="0.1666in"/>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fo:language="en" fo:country="IN"/>
    </style:style>
    <style:style style:name="T303" style:parent-style-name="DefaultParagraphFont" style:family="text">
      <style:text-properties style:font-name="Calibri" style:font-name-complex="Calibri" fo:color="#70AD47" fo:font-size="12pt" style:font-size-asian="12pt" style:font-size-complex="12pt" fo:language="en" fo:country="IN"/>
    </style:style>
    <style:style style:name="T304" style:parent-style-name="DefaultParagraphFont" style:family="text">
      <style:text-properties style:font-name="Calibri" style:font-name-complex="Calibri" fo:color="#70AD47" fo:font-size="12pt" style:font-size-asian="12pt" style:font-size-complex="12pt" fo:language="en" fo:country="IN"/>
    </style:style>
    <style:style style:name="T305" style:parent-style-name="DefaultParagraphFont" style:family="text">
      <style:text-properties style:font-name="Calibri" style:font-name-complex="Calibri" fo:color="#70AD47" fo:font-size="12pt" style:font-size-asian="12pt" style:font-size-complex="12pt" fo:language="en" fo:country="IN"/>
    </style:style>
    <style:style style:name="T306" style:parent-style-name="DefaultParagraphFont" style:family="text">
      <style:text-properties style:font-name="Calibri" style:font-name-complex="Calibri" fo:color="#70AD47" fo:font-size="12pt" style:font-size-asian="12pt" style:font-size-complex="12pt" fo:language="en" fo:country="IN"/>
    </style:style>
    <style:style style:name="T307" style:parent-style-name="DefaultParagraphFont" style:family="text">
      <style:text-properties style:font-name="Calibri" style:font-name-complex="Calibri" fo:color="#70AD47" fo:font-size="12pt" style:font-size-asian="12pt" style:font-size-complex="12pt" fo:language="en" fo:country="IN"/>
    </style:style>
    <style:style style:name="P308"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309" style:parent-style-name="Standard" style:family="paragraph">
      <style:paragraph-properties fo:margin-top="0.1666in" fo:margin-bottom="0.1666in"/>
    </style:style>
    <style:style style:name="T310" style:parent-style-name="DefaultParagraphFont" style:family="text">
      <style:text-properties style:font-name="Calibri" style:font-name-complex="Calibri" fo:color="#70AD47" fo:font-size="12pt" style:font-size-asian="12pt" style:font-size-complex="12pt" fo:language="en" fo:country="IN"/>
    </style:style>
    <style:style style:name="P311" style:parent-style-name="Standard" style:family="paragraph">
      <style:paragraph-properties fo:margin-top="0.1666in" fo:margin-bottom="0.1666in" fo:margin-left="0.25in">
        <style:tab-stops/>
      </style:paragraph-properties>
    </style:style>
    <style:style style:name="T312" style:parent-style-name="DefaultParagraphFont" style:family="text">
      <style:text-properties style:font-name="Calibri" style:font-name-complex="Calibri" fo:font-weight="bold" style:font-weight-asian="bold" fo:font-size="12pt" style:font-size-asian="12pt" style:font-size-complex="12pt"/>
    </style:style>
    <style:style style:name="T313" style:parent-style-name="DefaultParagraphFont" style:family="text">
      <style:text-properties style:font-name="Calibri" style:font-name-complex="Calibri" fo:font-size="12pt" style:font-size-asian="12pt" style:font-size-complex="12pt"/>
    </style:style>
    <style:style style:name="T314" style:parent-style-name="DefaultParagraphFont" style:family="text">
      <style:text-properties style:font-name="Calibri" style:font-name-complex="Calibri" fo:font-size="12pt" style:font-size-asian="12pt" style:font-size-complex="12pt"/>
    </style:style>
    <style:style style:name="P315" style:parent-style-name="Standard" style:family="paragraph">
      <style:paragraph-properties fo:margin-top="0.1666in" fo:margin-bottom="0.1666in"/>
    </style:style>
    <style:style style:name="T316" style:parent-style-name="DefaultParagraphFont" style:family="text">
      <style:text-properties style:font-name="Calibri" style:font-name-complex="Calibri" fo:font-weight="bold" style:font-weight-asian="bold"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T318" style:parent-style-name="DefaultParagraphFont" style:family="text">
      <style:text-properties style:font-name="Calibri" style:font-name-complex="Calibri" fo:font-size="12pt" style:font-size-asian="12pt" style:font-size-complex="12pt" fo:language="en" fo:country="IN"/>
    </style:style>
    <style:style style:name="T319" style:parent-style-name="DefaultParagraphFont" style:family="text">
      <style:text-properties style:font-name="Calibri" style:font-name-complex="Calibri" fo:color="#70AD47" fo:font-size="12pt" style:font-size-asian="12pt" style:font-size-complex="12pt" fo:language="en" fo:country="IN"/>
    </style:style>
    <style:style style:name="P320"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321" style:parent-style-name="Standard" style:family="paragraph">
      <style:paragraph-properties fo:margin-top="0.1666in" fo:margin-bottom="0.1666in"/>
    </style:style>
    <style:style style:name="T322" style:parent-style-name="DefaultParagraphFont" style:family="text">
      <style:text-properties style:font-name="Calibri" style:font-name-complex="Calibri" fo:color="#70AD47" fo:font-size="12pt" style:font-size-asian="12pt" style:font-size-complex="12pt" fo:language="en" fo:country="IN"/>
    </style:style>
    <style:style style:name="T323" style:parent-style-name="DefaultParagraphFont" style:family="text">
      <style:text-properties style:font-name="Calibri" style:font-name-complex="Calibri" fo:color="#70AD47" fo:font-size="12pt" style:font-size-asian="12pt" style:font-size-complex="12pt" fo:language="en" fo:country="IN"/>
    </style:style>
    <style:style style:name="T324" style:parent-style-name="DefaultParagraphFont" style:family="text">
      <style:text-properties style:font-name="Calibri" style:font-name-complex="Calibri" fo:color="#70AD47" fo:font-size="12pt" style:font-size-asian="12pt" style:font-size-complex="12pt" fo:language="en" fo:country="IN"/>
    </style:style>
    <style:style style:name="T325" style:parent-style-name="DefaultParagraphFont" style:family="text">
      <style:text-properties style:font-name="Calibri" style:font-name-complex="Calibri" fo:color="#70AD47" fo:font-size="12pt" style:font-size-asian="12pt" style:font-size-complex="12pt" fo:language="en" fo:country="IN"/>
    </style:style>
    <style:style style:name="T326" style:parent-style-name="DefaultParagraphFont" style:family="text">
      <style:text-properties style:font-name="Calibri" style:font-name-complex="Calibri" fo:color="#70AD47" fo:font-size="12pt" style:font-size-asian="12pt" style:font-size-complex="12pt" fo:language="en" fo:country="IN"/>
    </style:style>
    <style:style style:name="T327" style:parent-style-name="DefaultParagraphFont" style:family="text">
      <style:text-properties style:font-name="Calibri" style:font-name-complex="Calibri" fo:color="#70AD47" fo:font-size="12pt" style:font-size-asian="12pt" style:font-size-complex="12pt" fo:language="en" fo:country="IN"/>
    </style:style>
    <style:style style:name="T328" style:parent-style-name="DefaultParagraphFont" style:family="text">
      <style:text-properties style:font-name="Calibri" style:font-name-complex="Calibri" fo:color="#70AD47" fo:font-size="12pt" style:font-size-asian="12pt" style:font-size-complex="12pt" fo:language="en" fo:country="IN"/>
    </style:style>
    <style:style style:name="T329" style:parent-style-name="DefaultParagraphFont" style:family="text">
      <style:text-properties style:font-name="Calibri" style:font-name-complex="Calibri" fo:color="#70AD47" fo:font-size="12pt" style:font-size-asian="12pt" style:font-size-complex="12pt" fo:language="en" fo:country="IN"/>
    </style:style>
    <style:style style:name="T330" style:parent-style-name="DefaultParagraphFont" style:family="text">
      <style:text-properties style:font-name="Calibri" style:font-name-complex="Calibri" fo:color="#70AD47" fo:font-size="12pt" style:font-size-asian="12pt" style:font-size-complex="12pt" fo:language="en" fo:country="IN"/>
    </style:style>
    <style:style style:name="P3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break-before="page"/>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P337" style:parent-style-name="Standard" style:family="paragraph">
      <style:paragraph-properties fo:margin-top="0.1666in" fo:margin-bottom="0.1666in"/>
    </style:style>
    <style:style style:name="T338" style:parent-style-name="DefaultParagraphFont" style:family="text">
      <style:text-properties style:font-name="Calibri" style:font-name-complex="Calibri" fo:font-weight="bold" style:font-weight-asian="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fo:language="en" fo:country="IN"/>
    </style:style>
    <style:style style:name="T343" style:parent-style-name="DefaultParagraphFont" style:family="text">
      <style:text-properties style:font-name="Calibri" style:font-name-complex="Calibri" fo:color="#70AD47" fo:font-size="12pt" style:font-size-asian="12pt" style:font-size-complex="12pt" fo:language="en" fo:country="IN"/>
    </style:style>
    <style:style style:name="P344" style:parent-style-name="Standard" style:family="paragraph">
      <style:paragraph-properties fo:margin-top="0.1666in" fo:margin-bottom="0.1666in" fo:margin-left="0.25in">
        <style:tab-stops/>
      </style:paragraph-properties>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Standard" style:family="paragraph">
      <style:paragraph-properties fo:margin-top="0.1666in" fo:margin-bottom="0.1666in"/>
    </style:style>
    <style:style style:name="T348" style:parent-style-name="DefaultParagraphFont" style:family="text">
      <style:text-properties style:font-name="Calibri" style:font-name-complex="Calibri" fo:font-weight="bold" style:font-weight-asian="bold" fo:font-size="12pt" style:font-size-asian="12pt" style:font-size-complex="12pt"/>
    </style:style>
    <style:style style:name="T349" style:parent-style-name="DefaultParagraphFont" style:family="text">
      <style:text-properties style:font-name="Calibri" style:font-name-complex="Calibri"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fo:language="en" fo:country="IN"/>
    </style:style>
    <style:style style:name="T351" style:parent-style-name="DefaultParagraphFont" style:family="text">
      <style:text-properties style:font-name="Calibri" style:font-name-complex="Calibri" fo:color="#70AD47" fo:font-size="12pt" style:font-size-asian="12pt" style:font-size-complex="12pt" fo:language="en" fo:country="IN"/>
    </style:style>
    <style:style style:name="P352" style:parent-style-name="Standard" style:family="paragraph">
      <style:paragraph-properties fo:margin-top="0.1666in" fo:margin-bottom="0.1666in" fo:margin-left="0.25in">
        <style:tab-stops/>
      </style:paragraph-properties>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P355" style:parent-style-name="Standard" style:family="paragraph">
      <style:paragraph-properties fo:margin-top="0.1666in" fo:margin-bottom="0.1666in"/>
    </style:style>
    <style:style style:name="T356" style:parent-style-name="DefaultParagraphFont" style:family="text">
      <style:text-properties style:font-name="Calibri" style:font-name-complex="Calibri" fo:font-weight="bold" style:font-weight-asian="bold"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fo:language="en" fo:country="IN"/>
    </style:style>
    <style:style style:name="T359" style:parent-style-name="DefaultParagraphFont" style:family="text">
      <style:text-properties style:font-name="Calibri" style:font-name-complex="Calibri" fo:color="#70AD47" fo:font-size="12pt" style:font-size-asian="12pt" style:font-size-complex="12pt" fo:language="en" fo:country="IN"/>
    </style:style>
    <style:style style:name="P360" style:parent-style-name="Standard" style:family="paragraph">
      <style:paragraph-properties fo:margin-top="0.1666in" fo:margin-bottom="0.1666in" fo:margin-left="0.25in">
        <style:tab-stops/>
      </style:paragraph-properties>
    </style:style>
    <style:style style:name="T361" style:parent-style-name="DefaultParagraphFont" style:family="text">
      <style:text-properties style:font-name="Calibri" style:font-name-complex="Calibri" fo:font-weight="bold" style:font-weight-asian="bold"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P364" style:parent-style-name="Standard" style:family="paragraph">
      <style:paragraph-properties fo:margin-top="0.1666in" fo:margin-bottom="0.1666in"/>
    </style:style>
    <style:style style:name="T365" style:parent-style-name="DefaultParagraphFont" style:family="text">
      <style:text-properties style:font-name="Calibri" style:font-name-complex="Calibri" fo:font-weight="bold" style:font-weight-asian="bold"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T367" style:parent-style-name="DefaultParagraphFont" style:family="text">
      <style:text-properties style:font-name="Calibri" style:font-name-complex="Calibri" fo:font-size="12pt" style:font-size-asian="12pt" style:font-size-complex="12pt" fo:language="en" fo:country="IN"/>
    </style:style>
    <style:style style:name="T368" style:parent-style-name="DefaultParagraphFont" style:family="text">
      <style:text-properties style:font-name="Calibri" style:font-name-complex="Calibri" fo:color="#70AD47" fo:font-size="12pt" style:font-size-asian="12pt" style:font-size-complex="12pt" fo:language="en" fo:country="IN"/>
    </style:style>
    <style:style style:name="P369" style:parent-style-name="Standard" style:family="paragraph">
      <style:paragraph-properties fo:margin-top="0.1666in" fo:margin-bottom="0.1666in"/>
    </style:style>
    <style:style style:name="T370" style:parent-style-name="DefaultParagraphFont" style:family="text">
      <style:text-properties style:font-name="Calibri" style:font-name-complex="Calibri" fo:color="#70AD47" fo:font-size="12pt" style:font-size-asian="12pt" style:font-size-complex="12pt" fo:language="en" fo:country="IN"/>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5" style:parent-style-name="Standard" style:family="paragraph">
      <style:paragraph-properties fo:margin-top="0.1666in" fo:margin-bottom="0.1666in"/>
    </style:style>
    <style:style style:name="T376" style:parent-style-name="DefaultParagraphFont" style:family="text">
      <style:text-properties style:font-name="Calibri" style:font-name-complex="Calibri" fo:font-weight="bold" style:font-weight-asian="bold" fo:font-size="12pt" style:font-size-asian="12pt" style:font-size-complex="12pt"/>
    </style:style>
    <style:style style:name="P377" style:parent-style-name="Standard" style:family="paragraph">
      <style:paragraph-properties fo:margin-top="0.1666in" fo:margin-bottom="0.1666in" fo:margin-left="0.25in">
        <style:tab-stops/>
      </style:paragraph-properties>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T383" style:parent-style-name="DefaultParagraphFont" style:family="text">
      <style:text-properties style:font-name="Calibri" style:font-name-complex="Calibri" fo:font-size="12pt" style:font-size-asian="12pt" style:font-size-complex="12pt" fo:language="en" fo:country="IN"/>
    </style:style>
    <style:style style:name="T384" style:parent-style-name="DefaultParagraphFont" style:family="text">
      <style:text-properties style:font-name="Calibri" style:font-name-complex="Calibri" fo:color="#70AD47" fo:font-size="12pt" style:font-size-asian="12pt" style:font-size-complex="12pt" fo:language="en" fo:country="IN"/>
    </style:style>
    <style:style style:name="P385"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386"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387"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388" style:parent-style-name="Standard" style:family="paragraph">
      <style:paragraph-properties fo:margin-top="0.1666in" fo:margin-bottom="0.1666in"/>
    </style:style>
    <style:style style:name="T389" style:parent-style-name="DefaultParagraphFont" style:family="text">
      <style:text-properties style:font-name="Calibri" style:font-name-complex="Calibri" fo:color="#70AD47" fo:font-size="12pt" style:font-size-asian="12pt" style:font-size-complex="12pt" fo:language="en" fo:country="IN"/>
    </style:style>
    <style:style style:name="P390" style:parent-style-name="Standard" style:family="paragraph">
      <style:paragraph-properties fo:margin-top="0.1666in" fo:margin-bottom="0.1666in" fo:margin-left="0.25in">
        <style:tab-stops/>
      </style:paragraph-properties>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P393" style:parent-style-name="Standard" style:family="paragraph">
      <style:paragraph-properties fo:margin-top="0.1666in" fo:margin-bottom="0.1666in"/>
    </style:style>
    <style:style style:name="T394" style:parent-style-name="DefaultParagraphFont" style:family="text">
      <style:text-properties style:font-name="Calibri" style:font-name-complex="Calibri" fo:font-weight="bold" style:font-weight-asian="bold"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fo:language="en" fo:country="IN"/>
    </style:style>
    <style:style style:name="T397" style:parent-style-name="DefaultParagraphFont" style:family="text">
      <style:text-properties style:font-name="Calibri" style:font-name-complex="Calibri" fo:color="#70AD47" fo:font-size="12pt" style:font-size-asian="12pt" style:font-size-complex="12pt" fo:language="en" fo:country="IN"/>
    </style:style>
    <style:style style:name="P398" style:parent-style-name="Standard" style:family="paragraph">
      <style:paragraph-properties fo:margin-top="0.1666in" fo:margin-bottom="0.1666in" fo:margin-left="0.25in">
        <style:tab-stops/>
      </style:paragraph-properties>
    </style:style>
    <style:style style:name="T399" style:parent-style-name="DefaultParagraphFont" style:family="text">
      <style:text-properties style:font-name="Calibri" style:font-name-complex="Calibri" fo:font-weight="bold" style:font-weight-asian="bold"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P401" style:parent-style-name="Standard" style:family="paragraph">
      <style:paragraph-properties fo:margin-top="0.1666in" fo:margin-bottom="0.1666in"/>
    </style:style>
    <style:style style:name="T402" style:parent-style-name="DefaultParagraphFont" style:family="text">
      <style:text-properties style:font-name="Calibri" style:font-name-complex="Calibri" fo:font-weight="bold" style:font-weight-asian="bold"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fo:language="en" fo:country="IN"/>
    </style:style>
    <style:style style:name="T405" style:parent-style-name="DefaultParagraphFont" style:family="text">
      <style:text-properties style:font-name="Calibri" style:font-name-complex="Calibri" fo:color="#70AD47" fo:font-size="12pt" style:font-size-asian="12pt" style:font-size-complex="12pt"/>
    </style:style>
    <style:style style:name="P406" style:parent-style-name="Standard" style:family="paragraph">
      <style:paragraph-properties fo:margin-top="0.1666in" fo:margin-bottom="0.1666in"/>
      <style:text-properties fo:language="en" fo:country="IN"/>
    </style:style>
    <style:style style:name="P407" style:parent-style-name="Standard" style:family="paragraph">
      <style:paragraph-properties fo:margin-top="0.1666in" fo:margin-bottom="0.1666in" fo:margin-left="0.25in">
        <style:tab-stops/>
      </style:paragraph-properties>
    </style:style>
    <style:style style:name="T408" style:parent-style-name="DefaultParagraphFont" style:family="text">
      <style:text-properties style:font-name="Calibri" style:font-name-complex="Calibri" fo:font-weight="bold" style:font-weight-asian="bold"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style:style style:name="P411" style:parent-style-name="Standard" style:family="paragraph">
      <style:paragraph-properties fo:margin-top="0.1666in" fo:margin-bottom="0.1666in"/>
    </style:style>
    <style:style style:name="T412" style:parent-style-name="DefaultParagraphFont" style:family="text">
      <style:text-properties style:font-name="Calibri" style:font-name-complex="Calibri" fo:font-weight="bold" style:font-weight-asian="bold" fo:font-size="12pt" style:font-size-asian="12pt" style:font-size-complex="12pt"/>
    </style:style>
    <style:style style:name="T413" style:parent-style-name="DefaultParagraphFont" style:family="text">
      <style:text-properties style:font-name="Calibri" style:font-name-complex="Calibri" fo:font-size="12pt" style:font-size-asian="12pt" style:font-size-complex="12pt"/>
    </style:style>
    <style:style style:name="T414" style:parent-style-name="DefaultParagraphFont" style:family="text">
      <style:text-properties style:font-name="Calibri" style:font-name-complex="Calibri" fo:font-size="12pt" style:font-size-asian="12pt" style:font-size-complex="12pt" fo:language="en" fo:country="IN"/>
    </style:style>
    <style:style style:name="T415" style:parent-style-name="DefaultParagraphFont" style:family="text">
      <style:text-properties style:font-name="Calibri" style:font-name-complex="Calibri" fo:color="#70AD47" fo:font-size="12pt" style:font-size-asian="12pt" style:font-size-complex="12pt" fo:language="en" fo:country="IN"/>
    </style:style>
    <style:style style:name="P4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8" style:parent-style-name="Standard" style:family="paragraph">
      <style:text-properties style:font-name="Calibri" style:font-name-complex="Calibri" fo:font-weight="bold" style:font-weight-asian="bold" fo:font-size="12pt" style:font-size-asian="12pt" style:font-size-complex="12pt"/>
    </style:style>
    <style:style style:name="P419" style:parent-style-name="Standard" style:family="paragraph">
      <style:paragraph-properties fo:break-before="page" fo:margin-top="0.1666in" fo:margin-bottom="0.1666in"/>
    </style:style>
    <style:style style:name="T420" style:parent-style-name="DefaultParagraphFont" style:family="text">
      <style:text-properties style:font-name="Calibri" style:font-name-complex="Calibri" fo:font-weight="bold" style:font-weight-asian="bold" fo:font-size="12pt" style:font-size-asian="12pt" style:font-size-complex="12pt"/>
    </style:style>
    <style:style style:name="P421" style:parent-style-name="Standard" style:family="paragraph">
      <style:paragraph-properties fo:margin-top="0.1666in" fo:margin-bottom="0.1666in" fo:margin-left="0.25in">
        <style:tab-stops/>
      </style:paragraph-properties>
    </style:style>
    <style:style style:name="T422" style:parent-style-name="DefaultParagraphFont" style:family="text">
      <style:text-properties style:font-name="Calibri" style:font-name-complex="Calibri" fo:font-weight="bold" style:font-weight-asian="bold" fo:font-size="12pt" style:font-size-asian="12pt" style:font-size-complex="12pt"/>
    </style:style>
    <style:style style:name="T423" style:parent-style-name="DefaultParagraphFont" style:family="text">
      <style:text-properties style:font-name="Calibri" style:font-name-complex="Calibri" fo:font-size="12pt" style:font-size-asian="12pt" style:font-size-complex="12pt"/>
    </style:style>
    <style:style style:name="P424" style:parent-style-name="Standard" style:family="paragraph">
      <style:paragraph-properties fo:margin-top="0.1666in" fo:margin-bottom="0.1666in"/>
    </style:style>
    <style:style style:name="T425" style:parent-style-name="DefaultParagraphFont" style:family="text">
      <style:text-properties style:font-name="Calibri" style:font-name-complex="Calibri" fo:font-weight="bold" style:font-weight-asian="bold" fo:font-size="12pt" style:font-size-asian="12pt" style:font-size-complex="12pt"/>
    </style:style>
    <style:style style:name="T426" style:parent-style-name="DefaultParagraphFont" style:family="text">
      <style:text-properties style:font-name="Calibri" style:font-name-complex="Calibri" fo:font-size="12pt" style:font-size-asian="12pt" style:font-size-complex="12pt"/>
    </style:style>
    <style:style style:name="T427" style:parent-style-name="DefaultParagraphFont" style:family="text">
      <style:text-properties style:font-name="Calibri" style:font-name-complex="Calibri" fo:color="#70AD47" fo:font-size="12pt" style:font-size-asian="12pt" style:font-size-complex="12pt"/>
    </style:style>
    <style:style style:name="T428" style:parent-style-name="DefaultParagraphFont" style:family="text">
      <style:text-properties style:font-name="Calibri" style:font-name-complex="Calibri" fo:color="#70AD47" fo:font-size="12pt" style:font-size-asian="12pt" style:font-size-complex="12pt" fo:language="en" fo:country="IN"/>
    </style:style>
    <style:style style:name="T429" style:parent-style-name="DefaultParagraphFont" style:family="text">
      <style:text-properties style:font-name="Calibri" style:font-name-complex="Calibri" fo:color="#70AD47" fo:font-size="12pt" style:font-size-asian="12pt" style:font-size-complex="12pt"/>
    </style:style>
    <style:style style:name="P430"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1"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2"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3"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4"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5"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6" style:parent-style-name="Standard" style:family="paragraph">
      <style:paragraph-properties fo:margin-top="0.1666in" fo:margin-bottom="0.1666in"/>
      <style:text-properties style:font-name="Calibri" style:font-name-complex="Calibri" fo:color="#70AD47" fo:font-size="12pt" style:font-size-asian="12pt" style:font-size-complex="12pt"/>
    </style:style>
    <style:style style:name="P437" style:parent-style-name="Standard" style:family="paragraph">
      <style:paragraph-properties fo:margin-top="0.1666in" fo:margin-bottom="0.1666in"/>
    </style:style>
    <style:style style:name="T438" style:parent-style-name="DefaultParagraphFont" style:family="text">
      <style:text-properties style:font-name="Calibri" style:font-name-complex="Calibri" fo:color="#70AD47" fo:font-size="12pt" style:font-size-asian="12pt" style:font-size-complex="12pt"/>
    </style:style>
    <style:style style:name="P439" style:parent-style-name="Standard" style:family="paragraph">
      <style:paragraph-properties fo:margin-top="0.1666in" fo:margin-bottom="0.1666in" fo:margin-left="0.25in">
        <style:tab-stops/>
      </style:paragraph-properties>
    </style:style>
    <style:style style:name="T440" style:parent-style-name="DefaultParagraphFont" style:family="text">
      <style:text-properties style:font-name="Calibri" style:font-name-complex="Calibri" fo:font-weight="bold" style:font-weight-asian="bold" fo:font-size="12pt" style:font-size-asian="12pt" style:font-size-complex="12pt"/>
    </style:style>
    <style:style style:name="T441" style:parent-style-name="DefaultParagraphFont" style:family="text">
      <style:text-properties style:font-name="Calibri" style:font-name-complex="Calibri" fo:font-weight="bold" style:font-weight-asian="bold" fo:font-size="12pt" style:font-size-asian="12pt" style:font-size-complex="12pt"/>
    </style:style>
    <style:style style:name="T442" style:parent-style-name="DefaultParagraphFont" style:family="text">
      <style:text-properties style:font-name="Calibri" style:font-name-complex="Calibri" fo:font-size="12pt" style:font-size-asian="12pt" style:font-size-complex="12pt"/>
    </style:style>
    <style:style style:name="T443" style:parent-style-name="DefaultParagraphFont" style:family="text">
      <style:text-properties style:font-name="Calibri" style:font-name-complex="Calibri" fo:font-size="12pt" style:font-size-asian="12pt" style:font-size-complex="12pt"/>
    </style:style>
    <style:style style:name="P444" style:parent-style-name="Standard" style:family="paragraph">
      <style:paragraph-properties fo:margin-top="0.1666in" fo:margin-bottom="0.1666in"/>
    </style:style>
    <style:style style:name="T445" style:parent-style-name="DefaultParagraphFont" style:family="text">
      <style:text-properties style:font-name="Calibri" style:font-name-complex="Calibri" fo:font-weight="bold" style:font-weight-asian="bold" fo:font-size="12pt" style:font-size-asian="12pt" style:font-size-complex="12pt"/>
    </style:style>
    <style:style style:name="T446" style:parent-style-name="DefaultParagraphFont" style:family="text">
      <style:text-properties style:font-name="Calibri" style:font-name-complex="Calibri" fo:font-size="12pt" style:font-size-asian="12pt" style:font-size-complex="12pt"/>
    </style:style>
    <style:style style:name="T447" style:parent-style-name="DefaultParagraphFont" style:family="text">
      <style:text-properties style:font-name="Calibri" style:font-name-complex="Calibri" fo:font-size="12pt" style:font-size-asian="12pt" style:font-size-complex="12pt" fo:language="en" fo:country="IN"/>
    </style:style>
    <style:style style:name="T448" style:parent-style-name="DefaultParagraphFont" style:family="text">
      <style:text-properties style:font-name="Calibri" style:font-name-complex="Calibri" fo:color="#70AD47" fo:font-size="12pt" style:font-size-asian="12pt" style:font-size-complex="12pt" fo:language="en" fo:country="IN"/>
    </style:style>
    <style:style style:name="P449"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450" style:parent-style-name="Standard" style:family="paragraph">
      <style:paragraph-properties fo:margin-top="0.1666in" fo:margin-bottom="0.1666in"/>
      <style:text-properties style:font-name="Calibri" style:font-name-complex="Calibri" fo:color="#70AD47" fo:font-size="12pt" style:font-size-asian="12pt" style:font-size-complex="12pt" fo:language="en" fo:country="IN"/>
    </style:style>
    <style:style style:name="P451" style:parent-style-name="Standard" style:family="paragraph">
      <style:paragraph-properties fo:margin-top="0.1666in" fo:margin-bottom="0.1666in"/>
    </style:style>
    <style:style style:name="T452" style:parent-style-name="DefaultParagraphFont" style:family="text">
      <style:text-properties style:font-name="Calibri" style:font-name-complex="Calibri" fo:color="#70AD47" fo:font-size="12pt" style:font-size-asian="12pt" style:font-size-complex="12pt" fo:language="en" fo:country="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text:span><text:span text:style-name="T72">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show/4623</text:span><text:span text:style-name="T75">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ns on Pro</text:span><text:span text:style-name="T81">duct</text:span></text:p>
      <text:p text:style-name="P82"><text:span text:style-name="T83">Q1:</text:span><text:span text:style-name="T84"><text:s/>What is the core product of Starbucks?</text:span></text:p>
      <text:p text:style-name="P85"><text:span text:style-name="T86">A1:</text:span><text:span text:style-name="T87"><text:s/></text:span><text:span text:style-name="T88">Coffee is the core product of Starbucks.</text:span></text:p>
      <text:p text:style-name="P89"><text:span text:style-name="T90">Q2:</text:span><text:span text:style-name="T91"><text:s/>What are the actual and augmented products of Starbucks?</text:span></text:p>
      <text:p text:style-name="P92"><text:span text:style-name="T93">A2:</text:span><text:span text:style-name="T94"><text:s/></text:span><text:span text:style-name="T95">Starbucks offers after-sales service in the form of wireless connections and atmosphere in store, as well as providing customers with some education about coffee and coffee making and an interactive website</text:span></text:p>
      <text:p text:style-name="P96"><text:span text:style-name="T97">Q3:</text:span><text:span text:style-name="T98"><text:s/>What are the various product categories offered by Starbucks?</text:span></text:p>
      <text:list text:style-name="LFO9" text:continue-numbering="true">
        <text:list-item>
          <text:p text:style-name="P99">Coffee</text:p>
        </text:list-item>
        <text:list-item>
          <text:p text:style-name="P100">Tea</text:p>
        </text:list-item>
        <text:list-item>
          <text:p text:style-name="P101">Baked Goods</text:p>
        </text:list-item>
        <text:list-item>
          <text:p text:style-name="P102">Frappuccino</text:p>
        </text:list-item>
        <text:list-item>
          <text:p text:style-name="P103">Smoothies</text:p>
        </text:list-item>
        <text:list-item>
          <text:p text:style-name="P104"><text:span text:style-name="T105">Starbucks Merchandise (Mugs, Instant coffee etc)</text:span></text:p>
        </text:list-item>
        <text:list-item>
          <text:p text:style-name="P106"><text:span text:style-name="T107">Other food items and beverages.</text:span></text:p>
        </text:list-item>
      </text:list>
      <text:p text:style-name="P108"><text:span text:style-name="T109">Q4:</text:span><text:span text:style-name="T110"><text:s/>How has Starbucks adapted</text:span><text:span text:style-name="T111"><text:s/>its product offering to suit the Indian market?</text:span></text:p>
      <text:p text:style-name="P112"><text:span text:style-name="T113">A4:</text:span><text:span text:style-name="T114"><text:s/></text:span><text:span text:style-name="T115">Apart from the usual products offered internationally, Starbucks in India has some Indian-style product offerings such as Tandoori Paneer Roll, Chocolate Rossomalai Mousse, Malai Chom Chom Tiramisu, Elaichi Mewa Croissant, Chicken Kathi Roll and Murg Tikka Panini to suit Indian customers. All espressos sold in Indian outlets are made from Indian roasted coffee beans supplied by Tata Coffee. Starbucks also sells Himalayan bottled mineral water. Free Wi-Fi is available at all Starbucks stores. In January 2017, Tata Starbucks introduced Starbucks' tea brand Teavana offering 18 different varieties of tea across its outlets in India. One of the varieties, called the India Spice Majesty Blend, was specifically developed for the Indian market and is only available in India. India Spice Majesty Blend is a blend of full leaf Assam black tea infused with whole cinnamon, cardamom, cloves, pepper, star anise and ginger.</text:span></text:p>
      <text:p text:style-name="P116"><text:span text:style-name="T117">Q5:</text:span><text:span text:style-name="T118"><text:s/>How has Starbucks introduced healthy products in its range?</text:span></text:p>
      <text:p text:style-name="P119"><text:span text:style-name="T120">A5:</text:span><text:span text:style-name="T121"><text:s/></text:span><text:span text:style-name="T122">On November 10, 2011, Starbucks acquired juice company Evolution Fresh for $30 million in cash and planned to start a chain of juice bars starting in around the middle of 2012, venturing into territory staked out by Jamba Inc. Its first store released in San Bernardino,<text:s/></text:span><text:soft-page-break/><text:span text:style-name="T123">California and plans for a store in San Francisco were to be launched in early 2013. In March 2012, Starbucks began selling a line of iced Starbucks Refresher beverages that contain a green coffee extract. The beverages are fruit flavored and contain caffeine but advertised as having no coffee flavor. Starbucks's green coffee extraction process involves soaking the beans in water. In June 2014, Starbucks began trialing its own line of carbonated sodas, dubbed "Fizzio." The drinks required a special machine to make. In January 2022, Starbucks launched a line of canned energy drinks, called "Baya." The drink contains caffeine from the coffee fruit.</text:span></text:p>
      <text:p text:style-name="P124"><text:span text:style-name="T125">Q6:</text:span><text:span text:style-name="T126"><text:s/>Mention an innovation by Starbucks with regard to an existing product.</text:span></text:p>
      <text:p text:style-name="P127"><text:span text:style-name="T128">A6:</text:span><text:span text:style-name="T129"><text:s/></text:span><text:span text:style-name="T130">Store design, or brand localization, is just one of the creative ways Starbucks connects with its customers, integrating local aesthetics into each of its stores. The company's design studios are strategically located so that designers can better understand their communities. As another secondary intensive growth strategy, product development contributes to Starbucks Corporation's growth through new products or variants that add to business revenues. For example, through product innovation, the company offers brewing equipment, as well as ready-to-drink products available at grocery stores.</text:span></text:p>
      <text:p text:style-name="P131"><text:span text:style-name="T132">Q7:</text:span><text:span text:style-name="T133"><text:s/>What are some partnerships that Starbucks has entered, from the point of view of product?</text:span></text:p>
      <text:p text:style-name="P134"><text:span text:style-name="T135">A7:</text:span><text:span text:style-name="T136"><text:s/></text:span><text:span text:style-name="T137">Starbucks has partnered with Aeroplan, Kraft Foods, PepsiCo, Disney, Uber Eats.</text:span></text:p>
      <text:p text:style-name="P138"/>
      <text:p text:style-name="P139"/>
      <text:soft-page-break/>
      <text:p text:style-name="P140"><text:span text:style-name="T141">Questions on Price</text:span></text:p>
      <text:p text:style-name="P142"><text:span text:style-name="T143">Q1:</text:span><text:span text:style-name="T144"><text:s/>What is the most expensive coffee that Starbucks in CP sells?</text:span></text:p>
      <text:p text:style-name="P145"><text:span text:style-name="T146">A1:</text:span><text:span text:style-name="T147"><text:s/></text:span><text:span text:style-name="T148"><text:s/></text:span><text:span text:style-name="T149">Caramel Praline Latte (Venti) is priced at Rs. 365</text:span></text:p>
      <text:p text:style-name="P150"><text:span text:style-name="T151">Q2:</text:span><text:span text:style-name="T152"><text:s text:c="2"/>What is the least expensive coffee that Starbucks in CP sells?</text:span></text:p>
      <text:p text:style-name="P153"><text:span text:style-name="T154">A2:</text:span><text:span text:style-name="T155"><text:s/></text:span><text:span text:style-name="T156"><text:s/></text:span><text:span text:style-name="T157">Espresso and Espresso Macchiato (Solo) are priced at Rs. 165</text:span></text:p>
      <text:p text:style-name="P158"><text:span text:style-name="T159">Q3:</text:span><text:span text:style-name="T160"><text:s/>Which of the following pricing strategies does Sta</text:span><text:span text:style-name="T161">rbucks follow? Justify your answer.</text:span></text:p>
      <text:list text:style-name="WWNum2">
        <text:list-item>
          <text:p text:style-name="P162"><text:span text:style-name="T163">Economy pricing strategy</text:span></text:p>
        </text:list-item>
        <text:list-item>
          <text:p text:style-name="P164"><text:span text:style-name="T165">Penetration pricing strategy</text:span></text:p>
        </text:list-item>
        <text:list-item>
          <text:p text:style-name="P166"><text:span text:style-name="T167">Skimming pricing strategy</text:span></text:p>
        </text:list-item>
        <text:list-item>
          <text:p text:style-name="P168"><text:span text:style-name="T169">Premium pricing strategy</text:span></text:p>
        </text:list-item>
      </text:list>
      <text:p text:style-name="P170"><text:span text:style-name="T171">A3:</text:span><text:span text:style-name="T172"><text:s/></text:span><text:span text:style-name="T173"><text:s/></text:span><text:span text:style-name="T174">Starbucks uses a premium pricing strategy, it does so below the luxury threshold. Starbucks stores price in a way that brings greater returns without diminishing volume sales. Starbucks has also been using market-skimming pricing strategy for a long time, which means that Starbucks charges high price for premium products.</text:span></text:p>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soft-page-break/>
      <text:p text:style-name="P187"><text:span text:style-name="T188">Questions on Place</text:span></text:p>
      <text:p text:style-name="P189"><text:span text:style-name="T190">Q1:</text:span><text:span text:style-name="T191"><text:s/>How many cities in India have at least one Starbucks store?</text:span></text:p>
      <text:p text:style-name="P192"><text:span text:style-name="T193">A1:</text:span><text:span text:style-name="T194"><text:s/></text:span><text:span text:style-name="T195"><text:s/></text:span><text:span text:style-name="T196">Starbucks has its presence in 31 cities in India with at least one store.</text:span></text:p>
      <text:p text:style-name="P197"><text:span text:style-name="T198">Q2:</text:span><text:span text:style-name="T199"><text:s/>What is the total number of Starbucks stores in India?</text:span></text:p>
      <text:p text:style-name="P200"><text:span text:style-name="T201">A2:</text:span><text:span text:style-name="T202"><text:s/></text:span><text:span text:style-name="T203"><text:s/></text:span><text:span text:style-name="T204">Starbucks operates<text:s/></text:span><text:span text:style-name="T205">270 stores<text:s/></text:span><text:span text:style-name="T206">as of<text:s/></text:span><text:span text:style-name="T207">April 2022</text:span><text:span text:style-name="T208"><text:s/></text:span><text:span text:style-name="T209">in India.</text:span></text:p>
      <text:p text:style-name="P210"><text:span text:style-name="T211">Q3:</text:span><text:span text:style-name="T212"><text:s/>Which cities in India tend to have a Starbucks store? Why?</text:span></text:p>
      <text:p text:style-name="P213"><text:span text:style-name="T214">A3:</text:span><text:span text:style-name="T215"><text:s/></text:span><text:span text:style-name="T216"><text:s/></text:span><text:span text:style-name="T217">New Delhi, Mumbai, Pune, Ba</text:span><text:span text:style-name="T218">n</text:span><text:span text:style-name="T219">glore, Chennai and Hyderabad</text:span><text:span text:style-name="T220"><text:s/>have the most number of Starbucks stores across India. This is due to amount of revenue they are able to generate in these cities.</text:span></text:p>
      <text:p text:style-name="P221"><text:span text:style-name="T222">Q4:</text:span><text:span text:style-name="T223"><text:s/>Mention an<text:s/></text:span><text:span text:style-name="T224">innovation by Starbucks with regard to its store strategy.</text:span></text:p>
      <text:p text:style-name="P225"><text:span text:style-name="T226">A4:</text:span><text:span text:style-name="T227"><text:s/></text:span><text:span text:style-name="T228"><text:s/></text:span><text:span text:style-name="T229">Store design, or brand localization, is just one of the creative ways Starbucks connects with its customers, integrating local aesthetics into each of its stores. The company's design studios are strategically located so that designers can better understand their communities.</text:span><text:span text:style-name="T230"><text:s/></text:span><text:span text:style-name="T231">Starbucks’ location strategy focuses on urban centres, especially those with large<text:s/></text:span><text:span text:style-name="T232">middle- and upper-class</text:span><text:span text:style-name="T233"><text:s/>populations. Most of its cafés are in densely populated areas. Also, Starbucks occasionally uses strategic clustering of cafés in the same geographic area to gain market share and drive competitors away. This decision area of operations management shows that Starbucks emphasizes areas with affluent consumers who could afford its premium priced products.</text:span></text:p>
      <text:p text:style-name="P234"><text:span text:style-name="T235">Q5:</text:span><text:span text:style-name="T236"><text:s/>What are some partnerships that Starbucks has entered, from the point of view of the place?</text:span></text:p>
      <text:p text:style-name="P237"><text:span text:style-name="T238">A5:</text:span><text:span text:style-name="T239"><text:s/></text:span><text:span text:style-name="T240"><text:s/></text:span><text:span text:style-name="T241">Below are some partnerships that Starbucks has entered, from the point of view of the place.</text:span></text:p>
      <text:list text:style-name="LFO11" text:continue-numbering="true">
        <text:list-item>
          <text:p text:style-name="P242">Starbucks created a 50:50 joint venture with Tata Global Beverages called Tata Starbucks.</text:p>
        </text:list-item>
        <text:list-item>
          <text:p text:style-name="P243">Starbucks entered the United Kingdom market in 1998 with the US$83 million acquisition of the then 56-outlet, UK-based Seattle Coffee Company, re-branding all those stores as Starbucks.</text:p>
        </text:list-item>
        <text:list-item>
          <text:p text:style-name="P244">On April 21, 2015, Kesko, the second largest retailer in Finland, announced its partnership with Starbucks.</text:p>
        </text:list-item>
        <text:list-item>
          <text:p text:style-name="P245"><text:span text:style-name="T246">In December 2010, Starbucks debuted their first-ever Starbucks at sea. In partnership with Royal Caribbean International, Starbucks opened a shop aboard Allure of the Seas, Royal Caribbean's second-largest ship and the second-largest ship in the world.</text:span></text:p>
        </text:list-item>
      </text:list>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soft-page-break/>
      <text:p text:style-name="P260"><text:span text:style-name="T261">Questions on Promotion</text:span></text:p>
      <text:p text:style-name="P262"><text:span text:style-name="T263">Q1:</text:span><text:span text:style-name="T264"><text:s/>What is the primary means of promotion for Starbucks?</text:span></text:p>
      <text:p text:style-name="P265"><text:span text:style-name="T266">A1:</text:span><text:span text:style-name="T267"><text:s/></text:span><text:span text:style-name="T268"><text:s/></text:span><text:span text:style-name="T269"><text:tab/></text:span><text:span text:style-name="T270">Starbucks promotes its products by the following mediums:</text:span></text:p>
      <text:list text:style-name="LFO13" text:continue-numbering="true">
        <text:list-item>
          <text:p text:style-name="P271">Advertising</text:p>
        </text:list-item>
        <text:list-item>
          <text:p text:style-name="P272">Offline</text:p>
        </text:list-item>
        <text:list-item>
          <text:p text:style-name="P273">Online</text:p>
        </text:list-item>
        <text:list-item>
          <text:p text:style-name="P274">Social media</text:p>
        </text:list-item>
        <text:list-item>
          <text:p text:style-name="P275">Sales promotions</text:p>
        </text:list-item>
        <text:list-item>
          <text:p text:style-name="P276">Word of mouth marketing.</text:p>
        </text:list-item>
      </text:list>
      <text:p text:style-name="P277">Starbucks promotes its products via both offline and online mediums of advertising.<text:s/>It uses big banners for the promotion of its beverages and ongoing offers.<text:s/>The Starbucks marketing team regularly runs different ad campaigns on online advertising media platforms like Google ads and Facebook ads.<text:s/></text:p>
      <text:p text:style-name="P278">Starbucks is highly active on various social media platforms like Instagram, Facebook, Twitter, Snapchat etc. The company promotes its products on each platform with very deliberately designed images and videos that easily connect with its audiences. It also provides many offers at its coffeehouses. They also issue discount coupons in collaboration with payment apps. All of these are sales promotion incentives.</text:p>
      <text:p text:style-name="P279"><text:span text:style-name="T280">Word of mouth marketing is the strategy in which your existing customers become the biggest promoters of your brand. Starbucks’ brand image helps immensely in this regard. By focusing on customer relationships and customer satisfaction, they have been able to successfully bank on consumers’ recommendations. The chain of recommendation from one customer to another is the strategy that boosts their sales organically.</text:span><text:span text:style-name="T281"><text:s/></text:span></text:p>
      <text:p text:style-name="P282"><text:span text:style-name="T283">Q2:</text:span><text:span text:style-name="T284"><text:s/>How does Starbucks go about executing its primary means of promotion?</text:span></text:p>
      <text:p text:style-name="P285"><text:span text:style-name="T286">A2:</text:span><text:span text:style-name="T287"><text:s/></text:span><text:span text:style-name="T288"><text:s/></text:span><text:span text:style-name="T289">Starbucks Corporation promotes its products through interpersonal relations and communications, although advertising is also part of the promotional approach. In this case, Starbucks’ promotional mix is as follows:</text:span></text:p>
      <text:list text:style-name="LFO12" text:continue-numbering="true">
        <text:list-item>
          <text:p text:style-name="P290">Word-of-mouth marketing</text:p>
        </text:list-item>
        <text:list-item>
          <text:p text:style-name="P291">Advertising</text:p>
        </text:list-item>
        <text:list-item>
          <text:p text:style-name="P292">Sales promotions</text:p>
        </text:list-item>
        <text:list-item>
          <text:p text:style-name="P293">Public relations</text:p>
        </text:list-item>
      </text:list>
      <text:p text:style-name="P294"><text:span text:style-name="T295">Starbucks became popular primarily through word-of-mouth marketing. In the marketing mix, word-of-mouth usually focuses on providing the best customer experience in order to encourage people to spread positive words about the business. The company also advertises its products through television, print media, and the Internet. Sales promotions are used in Starbucks Rewards, which is a program involving freebies that customers can avail after purchasing a certain amount of the company’s products</text:span></text:p>
      <text:p text:style-name="P296"><text:span text:style-name="T297">Q3:</text:span><text:span text:style-name="T298"><text:s/>What is meant by ‘Third Place’ in the context of the marketing strategy of Starbucks?</text:span></text:p>
      <text:p text:style-name="P299"><text:span text:style-name="T300">A3:</text:span><text:span text:style-name="T301"><text:s/></text:span><text:span text:style-name="T302"><text:s/></text:span><text:span text:style-name="T303">Coffee consumption in India is associated with out of house consumption, mainly by you</text:span><text:span text:style-name="T304">ng</text:span><text:span text:style-name="T305"><text:s/>consumers. Considering this phenomenon, Starbucks in India is trying to build up what they call as the 'third place' experience. Here they want<text:s/></text:span><text:span text:style-name="T306">their</text:span><text:span text:style-name="T307"><text:s/>consumers to come for a coffee, stay for warmth and return for human connection.<text:s/></text:span></text:p>
      <text:p text:style-name="P308">For instance, their flagship store in<text:s/>Hyderabad<text:s/>is designed with elements of Hyderabadi pearls, the Pune store has copper elements as the city has history with copper.<text:s/></text:p>
      <text:p text:style-name="P309"><text:span text:style-name="T310">It can be noted that no two Starbucks stores look similar and the flagship ones are where a lot of local inspiration can be seen.</text:span></text:p>
      <text:p text:style-name="P311"><text:span text:style-name="T312">Q4:</text:span><text:span text:style-name="T313"><text:s/>What is meant by ‘Fourth Place”</text:span><text:span text:style-name="T314"><text:s/>in the context of the marketing strategy of Starbucks?</text:span></text:p>
      <text:p text:style-name="P315"><text:span text:style-name="T316">A4:</text:span><text:span text:style-name="T317"><text:s/></text:span><text:span text:style-name="T318"><text:s/></text:span><text:span text:style-name="T319">Starbucks is all about human connections, and they apply this principle in everything they do, even in their digital communications.<text:s/></text:span></text:p>
      <text:p text:style-name="P320">"Digital for us is the '4th Place' after home, work and our coffee house.<text:s/>They<text:s/>build online communities through storytelling and two-way conversations through Facebook, Twitter, e-mailers, SMSs and microsites in specific campaigns with interactive content.</text:p>
      <text:p text:style-name="P321"><text:span text:style-name="T322">"</text:span><text:span text:style-name="T323">Starbucks is<text:s/></text:span><text:span text:style-name="T324">constantly weaving stories together for the new age customer who is aspirational, design and tech savvy. This year,<text:s/></text:span><text:span text:style-name="T325">they</text:span><text:span text:style-name="T326"><text:s/>launched<text:s/></text:span><text:span text:style-name="T327">the<text:s/></text:span><text:span text:style-name="T328">first 'Made in India' campaign - WELCOME TO STARBUCKS - #MyMood #MyStarbucks that encouraged customers to post their favourite Starbucks customizations on various social media portals</text:span><text:span text:style-name="T329">”</text:span><text:span text:style-name="T330">.</text:span></text:p>
      <text:p text:style-name="P331"/>
      <text:p text:style-name="P332"/>
      <text:p text:style-name="P333"/>
      <text:p text:style-name="P334"/>
      <text:soft-page-break/>
      <text:p text:style-name="P335"><text:span text:style-name="T336">Questions on People</text:span></text:p>
      <text:p text:style-name="P337"><text:span text:style-name="T338">Q1:<text:s/></text:span><text:span text:style-name="T339">What are the primary target customer segments for Starbucks?</text:span></text:p>
      <text:p text:style-name="P340"><text:span text:style-name="T341">A1:</text:span><text:span text:style-name="T342"><text:s text:c="2"/></text:span><text:span text:style-name="T343">The target age of Starbucks' market is 22 to 60, with the teen audience growing steadily. Starbucks obliged in 2015 with its app for mobile orders and payments, and it was a huge success.</text:span></text:p>
      <text:p text:style-name="P344"><text:span text:style-name="T345">Q2:</text:span><text:span text:style-name="T346"><text:s/>What is the connection between the target customer segments for Starbucks and its choice of price and place?</text:span></text:p>
      <text:p text:style-name="P347"><text:span text:style-name="T348">A2:</text:span><text:span text:style-name="T349"><text:s/></text:span><text:span text:style-name="T350"><text:s/></text:span><text:span text:style-name="T351">The target audience of Starbucks is middle to upper-class men and women. It's the percentage of the general public who can afford their higher priced cups of coffee on a regular or daily basis. And this is who their marketing is targeted to reach.</text:span></text:p>
      <text:p text:style-name="P352"><text:span text:style-name="T353">Q3:</text:span><text:span text:style-name="T354"><text:s/>What are Starbucks employees called?</text:span></text:p>
      <text:p text:style-name="P355"><text:span text:style-name="T356">A3:</text:span><text:span text:style-name="T357"><text:s/></text:span><text:span text:style-name="T358"><text:s/></text:span><text:span text:style-name="T359">It would be technically incorrect to refer to a Starbucks barista as a barista. According to the company, they’re called partners. While that terminology might be meant to foster a sense of professionalism and commitment, it also has a financial meaning. “They’re referred to as ‘partners’ because a year into the employment, they get a small percentage in the company, so they’re all stock partners.</text:span></text:p>
      <text:p text:style-name="P360"><text:span text:style-name="T361">Q4:</text:span><text:span text:style-name="T362"><text:s/>Ment</text:span><text:span text:style-name="T363">ion an innovation by Starbucks with regard to its employee training.</text:span></text:p>
      <text:p text:style-name="P364"><text:span text:style-name="T365">A4:</text:span><text:span text:style-name="T366"><text:s/></text:span><text:span text:style-name="T367"><text:s/></text:span><text:span text:style-name="T368">L&amp;D leaders at 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text:span></text:p>
      <text:p text:style-name="P369"><text:span text:style-name="T370">New employees get their initial training from their store manager, as well as dedicated trainers responsible for teaching the Starbucks Experience classes which cover the company history, its legacy of social responsibility, and its culture. The Starbucks Experience is typically taught to groups of new hires at regional training centers, or in-store in more remote markets. Each store also has a learning coach — another partner who has shown a passion for training and teaching — who guides new hires through the Barista Basics hands-on training program.</text:span></text:p>
      <text:p text:style-name="P371"/>
      <text:p text:style-name="P372"/>
      <text:p text:style-name="P373"/>
      <text:p text:style-name="P374"/>
      <text:soft-page-break/>
      <text:p text:style-name="P375"><text:span text:style-name="T376">Questions on Physical Evidence</text:span></text:p>
      <text:p text:style-name="P377"><text:span text:style-name="T378">Q1:</text:span><text:span text:style-name="T379"><text:s/>How does the Starbucks store layout contribute to its marketing strategy?</text:span></text:p>
      <text:p text:style-name="P380"><text:span text:style-name="T381">A1:</text:span><text:span text:style-name="T382"><text:s/></text:span><text:span text:style-name="T383"><text:s/></text:span><text:span text:style-name="T384">This component of the marketing mix determines the venues at which customers can access the products. Starbucks offers most of its products at cafés or coffeehouses. However, there are various other places or channels of distribution available for these products. In this case, the following are the main venues or places that Starbucks Corporation uses to reach its target customers:</text:span></text:p>
      <text:list text:style-name="LFO14" text:continue-numbering="true">
        <text:list-item>
          <text:p text:style-name="P385">Coffeehouses/Cafés</text:p>
        </text:list-item>
        <text:list-item>
          <text:p text:style-name="P386">Retailers</text:p>
        </text:list-item>
        <text:list-item>
          <text:p text:style-name="P387">Mobile apps</text:p>
        </text:list-item>
      </text:list>
      <text:p text:style-name="P388"><text:span text:style-name="T389">Initially, Starbucks sold its products through coffeehouses. Eventually, the company offered some of its products through its online store. This approach served as a major integration of e-commerce into the company’s strategies. However, Starbucks ended its online store operations in 2017. The strategic change reflects the company’s shift to focus on in-store experience in brick-and-mortar coffeehouses. Nonetheless, some of Starbucks’ merchandise items are available through retailers. On the other hand, mobile apps allow customers to conveniently place their orders online so they could easily get their food and drinks at the company’s coffeehouses. This part of Starbucks’ marketing mix shows how the firm adapts to changing times, technologies, and market conditions.</text:span></text:p>
      <text:p text:style-name="P390"><text:span text:style-name="T391">Q2:</text:span><text:span text:style-name="T392"><text:s/>What is the Starbucks logo?</text:span></text:p>
      <text:p text:style-name="P393"><text:span text:style-name="T394">A2:</text:span><text:span text:style-name="T395"><text:s/></text:span><text:span text:style-name="T396"><text:s/></text:span><text:span text:style-name="T397">The siren Starbucks original logo design was full of details. There were many small accents, which gave it an ornate and traditional look. Also, the logo had text written in block letters in a modern sans-serif typeface. Such a typeface balanced the ornate look of the mermaid inside of the circle. The text on the thick edge of the circle was the company name “Starbucks’’ at the top. Then, Coffee Tea Spices’’ on the bottom. Two white dots also were on each side of the word “Tea’’.</text:span></text:p>
      <text:p text:style-name="P398"><text:span text:style-name="T399">Q3:</text:span><text:span text:style-name="T400"><text:s/>Has the Starbucks logo evolved over time?</text:span></text:p>
      <text:p text:style-name="P401"><text:span text:style-name="T402">A3:</text:span><text:span text:style-name="T403"><text:s/></text:span><text:span text:style-name="T404"><text:s/></text:span><text:span text:style-name="T405">From its small beginnings in 1971, the Starbucks logo design has always been a two-tailed mermaid. These days, we call her by her proper name – the siren, even though the newest logo design doesn't explicitly show that she has two tails.</text:span></text:p>
      <text:p text:style-name="P406"/>
      <text:soft-page-break/>
      <text:p text:style-name="P407"><text:span text:style-name="T408">Q4:</text:span><text:span text:style-name="T409"><text:s/>Can the Starbucks app be considered part of physical evidence in the 7 Ps framework?<text:s/></text:span><text:span text:style-name="T410">Justify your answer.</text:span></text:p>
      <text:p text:style-name="P411"><text:span text:style-name="T412">A4:</text:span><text:span text:style-name="T413"><text:s/></text:span><text:span text:style-name="T414"><text:s/></text:span><text:span text:style-name="T415">Yes, Starbucks app can be considered physical evidence in 7 P’s framework as Starbucks has developed a number of apps (Starbucks App for iPhone, Starbucks App for Android, and Starbucks App for Windows) for busy customers who would like to walk in select stores and go straight to their coffee! It is also partnered with Uber Eats and Just Eat to deliver coffee, snacks, food items, and other beverage in many U.S. cities, the UK, and beyond.</text:span></text:p>
      <text:p text:style-name="P416"/>
      <text:p text:style-name="P417"/>
      <text:p text:style-name="P418"/>
      <text:soft-page-break/>
      <text:p text:style-name="P419"><text:span text:style-name="T420">Questions on Process</text:span></text:p>
      <text:p text:style-name="P421"><text:span text:style-name="T422">Q1:</text:span><text:span text:style-name="T423"><text:s/>What is the process improvement philosophy that Starbucks adopted a decade ago to improve its productivity?</text:span></text:p>
      <text:p text:style-name="P424"><text:span text:style-name="T425">A1:</text:span><text:span text:style-name="T426"><text:s/></text:span><text:span text:style-name="T427">Starbuck</text:span><text:span text:style-name="T428">s<text:s/></text:span><text:span text:style-name="T429">has adopted Lean Six Sigma concept to increase revenue and customer satisfaction. They took the process by:<text:s/></text:span></text:p>
      <text:list text:style-name="LFO15" text:continue-numbering="true">
        <text:list-item>
          <text:p text:style-name="P430">Testing in laboratory</text:p>
        </text:list-item>
        <text:list-item>
          <text:p text:style-name="P431">Framing the situation</text:p>
        </text:list-item>
        <text:list-item>
          <text:p text:style-name="P432">Interacting with management, employees and customers</text:p>
        </text:list-item>
        <text:list-item>
          <text:p text:style-name="P433">Gathering data, measuring and analyzing</text:p>
        </text:list-item>
        <text:list-item>
          <text:p text:style-name="P434">Leaning the defects (waste), solving the problems</text:p>
        </text:list-item>
        <text:list-item>
          <text:p text:style-name="P435">Continuous improvement and customer’s satisfaction</text:p>
        </text:list-item>
      </text:list>
      <text:p text:style-name="P436">So, lean Six Sigma implementation ensures Starbuck’s success. It was introduced in early 2000. Basically, the experiment was by introducing a new machine that roasted Espresso and steamed the milk replacing hand-roasting. However, it was not an instant hit and was criticized marking the dropping of sales.<text:s/></text:p>
      <text:p text:style-name="P437"><text:span text:style-name="T438">But finally, the business shoot up with lean six sigma implementation and the result is before us. In 40 years, Starbuck has climbed the ladder from a standalone shop in Seattle to the largest coffee-house chain in the world.</text:span></text:p>
      <text:p text:style-name="P439"><text:span text:style-name="T440">Q</text:span><text:span text:style-name="T441">2:</text:span><text:span text:style-name="T442"><text:s/>What are some</text:span><text:span text:style-name="T443"><text:s/>of the key metrics that Starbucks uses to measure in-store productivity?</text:span></text:p>
      <text:p text:style-name="P444"><text:span text:style-name="T445">A2:</text:span><text:span text:style-name="T446"><text:s/></text:span><text:span text:style-name="T447"><text:s/></text:span><text:span text:style-name="T448">Starbucks’ operations management use various productivity criteria based on the area of operations. Some notable productivity measures in the company are as follows:</text:span></text:p>
      <text:list text:style-name="LFO16" text:continue-numbering="true">
        <text:list-item>
          <text:p text:style-name="P449">Average order filling duration (Starbucks café productivity)</text:p>
        </text:list-item>
        <text:list-item>
          <text:p text:style-name="P450">Weight of coffee beans processed per time (roasting plant productivity)</text:p>
        </text:list-item>
        <text:list-item>
          <text:p text:style-name="P451"><text:span text:style-name="T452">Equipment repair duration (maintenance productivity)</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Minda</dc:creator>
    <meta:creation-date>2020-09-25T14:05:00Z</meta:creation-date>
    <dc:date>2022-06-03T09:13:00Z</dc:date>
    <meta:template xlink:href="Normal" xlink:type="simple"/>
    <meta:editing-cycles>115</meta:editing-cycles>
    <meta:editing-duration>PT73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41" meta:word-count="3069" meta:character-count="20527" meta:row-count="145" meta:non-whitespace-character-count="17499"/>
  </office:meta>
</office:document-meta>
</file>